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Ansib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rchitecture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Written in python</text:p>
                <text:list>
                  <text:list-item>
                    <text:p text:style-name="P1">ansible</text:p>
                  </text:list-item>
                  <text:list-item>
                    <text:p text:style-name="P1">ansible-playbook</text:p>
                  </text:list-item>
                  <text:list-item>
                    <text:p text:style-name="P1">ansible-inventory</text:p>
                  </text:list-item>
                  <text:list-item>
                    <text:p text:style-name="P1">ansible-galaxy</text:p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Writing Ansibl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Ansible code is written in yaml format</text:p>
              </text:list-item>
              <text:list-item>
                <text:p>Use ansible-lint and yamllint to enforce style guidelines</text:p>
              </text:list-item>
              <text:list-item>
                <text:p>Check for preconditions at beginning of role</text:p>
                <text:list>
                  <text:list-item>
                    <text:p>Better yet, make role flexible so it doesn’t die on improper input</text:p>
                  </text:list-item>
                </text:list>
              </text:list-item>
              <text:list-item>
                <text:p>The name of the task is also a comment</text:p>
              </text:list-item>
              <text:list-item>
                <text:p>Roles are an api</text:p>
                <text:list>
                  <text:list-item>
                    <text:p>Given specific input</text:p>
                  </text:list-item>
                  <text:list-item>
                    <text:p>Provide specific output (or resul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Writing Ansibl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Separate data from code</text:p>
                <text:list>
                  <text:list-item>
                    <text:p>Inventory</text:p>
                  </text:list-item>
                  <text:list-item>
                    <text:p>group_vars</text:p>
                  </text:list-item>
                  <text:list-item>
                    <text:p>host_va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Molecul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Created by Cisco</text:p>
              </text:list-item>
              <text:list-item>
                <text:p>Donated to Red Hat Ansible project in 2019</text:p>
              </text:list-item>
              <text:list-item>
                <text:p>Used to test your role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ansible-galaxy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ansible-galaxy role|collection search &lt;name&gt;</text:p>
              </text:list-item>
              <text:list-item>
                <text:p>Roles in galaxy hub for many purpos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Ansible environment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Use virtualenv, requirements.txt, and pip</text:p>
                <text:list>
                  <text:list-item>
                    <text:p>Keeps tree clean</text:p>
                  </text:list-item>
                  <text:list-item>
                    <text:p>Doesn’t pollute rest of system</text:p>
                  </text:list-item>
                </text:list>
              </text:list-item>
              <text:list-item>
                <text:p>Alternatively, docker contain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Futur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AWX / Ansible Tower</text:p>
              </text:list-item>
              <text:list-item>
                <text:p>CI/CD</text:p>
                <text:list>
                  <text:list-item>
                    <text:p>Jenkins</text:p>
                  </text:list-item>
                  <text:list-item>
                    <text:p>github/gitlab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6T13:27:08.467636721</meta:creation-date>
    <meta:editing-duration>P4DT1H57M10S</meta:editing-duration>
    <meta:editing-cycles>6</meta:editing-cycles>
    <meta:generator>LibreOffice/7.1.8.1$Linux_X86_64 LibreOffice_project/10$Build-1</meta:generator>
    <dc:title>Blue Curve</dc:title>
    <dc:date>2022-05-24T15:43:24.318166557</dc:date>
    <meta:document-statistic meta:object-count="66"/>
  </office:meta>
</office:document-meta>
</file>